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2.237cm"/>
    </style:style>
    <style:style style:name="Tabla2.B" style:family="table-column">
      <style:table-column-properties style:column-width="12.898cm"/>
    </style:style>
    <style:style style:name="Tabla2.C" style:family="table-column">
      <style:table-column-properties style:column-width="1.866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style:min-row-height="0.404cm" fo:background-color="#e7e9eb">
        <style:background-image/>
      </style:table-row-properties>
    </style:style>
    <style:style style:name="Tabla2.4" style:family="table-row">
      <style:table-row-properties fo:background-color="#e7e9eb">
        <style:background-image/>
      </style:table-row-properties>
    </style:style>
    <style:style style:name="Tabla2.6" style:family="table-row">
      <style:table-row-properties fo:background-color="#e7e9eb">
        <style:background-image/>
      </style:table-row-properties>
    </style:style>
    <style:style style:name="Tabla2.8" style:family="table-row">
      <style:table-row-properties fo:background-color="#e7e9eb">
        <style:background-image/>
      </style:table-row-properties>
    </style:style>
    <style:style style:name="Tabla2.10" style:family="table-row">
      <style:table-row-properties fo:background-color="#e7e9eb">
        <style:background-image/>
      </style:table-row-properties>
    </style:style>
    <style:style style:name="P1" style:family="paragraph" style:parent-style-name="Horizontal_20_Line">
      <style:text-properties fo:font-weight="normal" officeooo:rsid="0002aa67" style:font-weight-asian="normal" style:font-weight-complex="normal"/>
    </style:style>
    <style:style style:name="P2" style:family="paragraph" style:parent-style-name="Standard">
      <style:text-properties officeooo:rsid="00018b03" officeooo:paragraph-rsid="00018b03"/>
    </style:style>
    <style:style style:name="P3" style:family="paragraph" style:parent-style-name="Standard">
      <style:text-properties fo:font-weight="bold" officeooo:rsid="00018b03" officeooo:paragraph-rsid="00018b03" style:font-weight-asian="bold" style:font-weight-complex="bold"/>
    </style:style>
    <style:style style:name="P4" style:family="paragraph" style:parent-style-name="Standard">
      <style:text-properties fo:font-weight="normal" officeooo:rsid="00018b03" officeooo:paragraph-rsid="00018b03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018b03" officeooo:paragraph-rsid="00018b03" style:font-weight-asian="normal" style:font-weight-complex="normal"/>
    </style:style>
    <style:style style:name="P6" style:family="paragraph" style:parent-style-name="Standard">
      <style:text-properties fo:font-weight="normal" officeooo:rsid="0002aa67" officeooo:paragraph-rsid="00018b03" style:font-weight-asian="normal" style:font-weight-complex="normal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2aa67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2aa67" officeooo:paragraph-rsid="0002aa67"/>
    </style:style>
    <style:style style:name="P10" style:family="paragraph" style:parent-style-name="Table_20_Contents">
      <style:paragraph-properties fo:text-align="start" style:justify-single-word="false"/>
      <style:text-properties officeooo:rsid="0002aa67" officeooo:paragraph-rsid="0002aa67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18b03" officeooo:paragraph-rsid="00018b03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2aa67" officeooo:paragraph-rsid="0002aa67"/>
    </style:style>
    <style:style style:name="P14" style:family="paragraph" style:parent-style-name="Text_20_body">
      <style:text-properties fo:font-weight="normal" officeooo:rsid="0002aa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loext:padding="0cm" loext:border="none"/>
    </style:style>
    <style:style style:name="T3" style:family="text">
      <style:text-properties officeooo:rsid="0002aa67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sql/exercise.asp?filename=exercise_where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claúsula WHERE se utiliza para filtrar registros.</text:p>
      <text:p text:style-name="P2">Se usa para extraer solo esos registros que cumplen con una determinada condición.</text:p>
      <text:p text:style-name="P2"/>
      <text:p text:style-name="P2">Por ejemplo:<text:line-break/><text:line-break/>Seleccionar todos los clientes de México:<text:line-break/><text:line-break/>SELECT * FROM Customers<text:line-break/>WHERE Country = ‘México’;</text:p>
      <text:p text:style-name="P2"/>
      <text:p text:style-name="P3">SINTAXIS</text:p>
      <text:p text:style-name="P3"><text:span text:style-name="T1"/></text:p>
      <text:p text:style-name="P3"><text:span text:style-name="T1">SELECT </text:span><text:span text:style-name="Emphasis"><text:span text:style-name="T1">column1</text:span></text:span><text:span text:style-name="T1">,</text:span><text:span text:style-name="Emphasis"><text:span text:style-name="T1"> column2, ...</text:span></text:span><text:span text:style-name="T1"><text:line-break/>FROM </text:span><text:span text:style-name="Emphasis"><text:span text:style-name="T1">table_name</text:span></text:span><text:span text:style-name="T1"><text:line-break/>WHERE </text:span><text:span text:style-name="Emphasis"><text:span text:style-name="T1">condition</text:span></text:span><text:span text:style-name="T1">; </text:span></text:p>
      <text:p text:style-name="P3"><text:span text:style-name="T1"/></text:p>
      <text:p text:style-name="P3"><text:span text:style-name="T1">(Nota: la cláusula where no solo se utiliza en SELECT, sino también en UPDATE, DELETE, etc)</text:span></text:p>
      <text:p text:style-name="P3"><text:span text:style-name="T1"/></text:p>
      <text:p text:style-name="P3"><text:span text:style-name="T1"/></text:p>
      <text:p text:style-name="P3">Campos de texto VS. Campos numéricos</text:p>
      <text:p text:style-name="P3"><text:span text:style-name="T1"/></text:p>
      <text:p text:style-name="P3"><text:span text:style-name="T1">SQL requiere comillas simples ‘’ alrededor de los valores de texto.</text:span></text:p>
      <text:p text:style-name="P3"><text:span text:style-name="T1">Sin embargo, los campos numéricos no deben encerrarse entre comillas.<text:line-break/>Por ejemplo:</text:span></text:p>
      <text:p text:style-name="P3"><text:span text:style-name="T1"/></text:p>
      <text:p text:style-name="P3"><text:span text:style-name="T1">SELECT * FROM Customers<text:line-break/>WHERE CustomerID = 1;</text:span></text:p>
      <text:p text:style-name="P3"><text:span text:style-name="T1"/></text:p>
      <text:p text:style-name="P3"><text:span text:style-name="T1"/></text:p>
      <text:p text:style-name="P3">Operadores en cláusula WHERE</text:p>
      <text:p text:style-name="P4">Ejemplo:</text:p>
      <text:p text:style-name="P4">Selecciona todos los clientes con un id superior a 80: </text:p>
      <text:p text:style-name="P4"/>
      <text:p text:style-name="P4">SELECT * FROM Customers</text:p>
      <text:p text:style-name="P4">WHERE CustomerID &gt; 80;</text:p>
      <text:p text:style-name="P5"/>
      <text:p text:style-name="P4">Operadores que se pueden utilizar con la cláusula WHERE: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Operador</text:p>
          </table:table-cell>
          <table:table-cell table:style-name="Tabla2.A1" office:value-type="string">
            <text:p text:style-name="P12">Descripción</text:p>
          </table:table-cell>
          <table:table-cell table:style-name="Tabla2.A1" office:value-type="string">
            <text:p text:style-name="P13">Ejemplo</text:p>
          </table:table-cell>
        </table:table-row>
        <table:table-row table:style-name="Tabla2.2">
          <table:table-cell table:style-name="Tabla2.A1" office:value-type="string">
            <text:p text:style-name="P7">=</text:p>
          </table:table-cell>
          <table:table-cell table:style-name="Tabla2.A1" office:value-type="string">
            <text:p text:style-name="P9">Igual a</text:p>
          </table:table-cell>
          <table:table-cell table:style-name="Tabla2.A1" office:value-type="string">
            <text:p text:style-name="P8"><text:a xlink:type="simple" xlink:href="https://www.w3schools.com/sql/trysql.asp?filename=trysql_op_equal_to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1">
          <table:table-cell table:style-name="Tabla2.A1" office:value-type="string">
            <text:p text:style-name="P7">&gt;</text:p>
          </table:table-cell>
          <table:table-cell table:style-name="Tabla2.A1" office:value-type="string">
            <text:p text:style-name="P9">Mayor que</text:p>
          </table:table-cell>
          <table:table-cell table:style-name="Tabla2.A1" office:value-type="string">
            <text:p text:style-name="P7"><text:a xlink:type="simple" xlink:href="https://www.w3schools.com/sql/trysql.asp?filename=trysql_op_greater_than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4">
          <table:table-cell table:style-name="Tabla2.A1" office:value-type="string">
            <text:p text:style-name="P7">&lt;</text:p>
          </table:table-cell>
          <table:table-cell table:style-name="Tabla2.A1" office:value-type="string">
            <text:p text:style-name="P9">Menor que</text:p>
          </table:table-cell>
          <table:table-cell table:style-name="Tabla2.A1" office:value-type="string">
            <text:p text:style-name="P7"><text:a xlink:type="simple" xlink:href="https://www.w3schools.com/sql/trysql.asp?filename=trysql_op_less_than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1">
          <table:table-cell table:style-name="Tabla2.A1" office:value-type="string">
            <text:p text:style-name="P7">&gt;=</text:p>
          </table:table-cell>
          <table:table-cell table:style-name="Tabla2.A1" office:value-type="string">
            <text:p text:style-name="P9">Mayor o igual que </text:p>
          </table:table-cell>
          <table:table-cell table:style-name="Tabla2.A1" office:value-type="string">
            <text:p text:style-name="P7"><text:a xlink:type="simple" xlink:href="https://www.w3schools.com/sql/trysql.asp?filename=trysql_op_greater_than2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6">
          <table:table-cell table:style-name="Tabla2.A1" office:value-type="string">
            <text:p text:style-name="P7">&lt;=</text:p>
          </table:table-cell>
          <table:table-cell table:style-name="Tabla2.A1" office:value-type="string">
            <text:p text:style-name="P9">Menor o igual que</text:p>
          </table:table-cell>
          <table:table-cell table:style-name="Tabla2.A1" office:value-type="string">
            <text:p text:style-name="P7"><text:a xlink:type="simple" xlink:href="https://www.w3schools.com/sql/trysql.asp?filename=trysql_op_less_than2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1">
          <table:table-cell table:style-name="Tabla2.A1" office:value-type="string">
            <text:p text:style-name="P7">&lt;&gt;</text:p>
          </table:table-cell>
          <table:table-cell table:style-name="Tabla2.A1" office:value-type="string">
            <text:p text:style-name="P9">Distinto de / not equal</text:p>
          </table:table-cell>
          <table:table-cell table:style-name="Tabla2.A1" office:value-type="string">
            <text:p text:style-name="P7"><text:a xlink:type="simple" xlink:href="https://www.w3schools.com/sql/trysql.asp?filename=trysql_op_not_equal_to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8">
          <table:table-cell table:style-name="Tabla2.A1" office:value-type="string">
            <text:p text:style-name="P7">BETWEEN</text:p>
          </table:table-cell>
          <table:table-cell table:style-name="Tabla2.A1" office:value-type="string">
            <text:p text:style-name="P9">Entre un rango determinado</text:p>
          </table:table-cell>
          <table:table-cell table:style-name="Tabla2.A1" office:value-type="string">
            <text:p text:style-name="P7"><text:a xlink:type="simple" xlink:href="https://www.w3schools.com/sql/trysql.asp?filename=trysql_op_between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1">
          <table:table-cell table:style-name="Tabla2.A1" office:value-type="string">
            <text:p text:style-name="P7">LIKE</text:p>
          </table:table-cell>
          <table:table-cell table:style-name="Tabla2.A1" office:value-type="string">
            <text:p text:style-name="P9">Busca un patrón</text:p>
          </table:table-cell>
          <table:table-cell table:style-name="Tabla2.A1" office:value-type="string">
            <text:p text:style-name="P7"><text:a xlink:type="simple" xlink:href="https://www.w3schools.com/sql/trysql.asp?filename=trysql_op_like" office:target-frame-name="_blank" xlink:show="new" text:style-name="Internet_20_link" text:visited-style-name="Visited_20_Internet_20_Link"><text:span text:style-name="T2">Try it</text:span></text:a></text:p>
          </table:table-cell>
        </table:table-row>
        <table:table-row table:style-name="Tabla2.10">
          <table:table-cell table:style-name="Tabla2.A1" office:value-type="string">
            <text:p text:style-name="P7">IN</text:p>
          </table:table-cell>
          <table:table-cell table:style-name="Tabla2.A1" office:value-type="string">
            <text:p text:style-name="P8"><text:span text:style-name="T3">Especifica múltiples valores para una columna</text:span></text:p>
          </table:table-cell>
          <table:table-cell table:style-name="Tabla2.A1" office:value-type="string">
            <text:p text:style-name="P7"><text:a xlink:type="simple" xlink:href="https://www.w3schools.com/sql/trysql.asp?filename=trysql_op_in" office:target-frame-name="_blank" xlink:show="new" text:style-name="Internet_20_link" text:visited-style-name="Visited_20_Internet_20_Link"><text:span text:style-name="T2">Try it</text:span></text:a></text:p>
          </table:table-cell>
        </table:table-row>
      </table:table>
      <text:p text:style-name="P1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45:22.565000000</meta:creation-date>
    <dc:date>2024-02-22T12:55:17.103000000</dc:date>
    <meta:editing-duration>PT9M53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46" meta:word-count="193" meta:character-count="1094" meta:non-whitespace-character-count="942"/>
  </office:meta>
</office:document-meta>
</file>